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</text:p>
              </text:list-item>
              <text:list-item>
                <text:p>Clock rate can now be increased to match the time it taken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cou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</text:p>
              </text:list-item>
              <text:list-item>
                <text:p>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</text:p>
              </text:list-item>
              <text:list-item>
                <text:p>peripherals. A special instruction needs to be used to make sure</text:p>
              </text:list-item>
              <text:list-item>
                <text:p>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like Intel but still have memory reordering. Intel is indeed like that.</text:p>
              </text:list-item>
              <text:list-item>
                <text:p>In theory different instruction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n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Mbind allows a programmer to bind memory to a NUMA nodes.</text:p>
              </text:list-item>
              <text:list-item>
                <text:p>migrate_pages and move_pages move pages from bank to bank.</text:p>
              </text:list-item>
              <text:list-item>
                <text:p>set_mempolicy and get_mempolicy allow control of the kernel policy regarding NUMA.</text:p>
              </text:list-item>
              <text:list-item>
                <text:p>/proc/[pid]/numa_maps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your data structures may be required)</text:p>
              </text:list-item>
              <text:list-item>
                <text:p>Measure, measure, meas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see documentation for __sync_*</text:p>
              </text:list-item>
              <text:list-item>
                <text:p>Intel threading building blocks has a nice atomic&lt;T&gt;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r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us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lock which is implemented in user space without going to the OS.</text:p>
              </text:list-item>
              <text:list-item>
                <text:p>Avoids the expensive context switch.</text:p>
              </text:list-item>
              <text:list-item>
                <text:p>Implemented using a machine barrier. This is an expensive instruction but still much cheaper than a context switch.</text:p>
              </text:list-item>
              <text:list-item>
                <text:p>In Linux see pthread_spin_*</text:p>
              </text:list-item>
              <text:list-item>
                <text:p>See 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/Writers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pthread_rwlock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See pthread_spin_*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sched_yield(2)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P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</text:p>
              </text:list-item>
              <text:list-item>
                <text:p>There are all kinds of barriers: read, write, read and write, io and CPU, only CPU, etc...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Linux: __sync_synchronize() is a full machine barri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2-11T00:32:15</meta:creation-date>
    <meta:editing-duration>PT4H34M39S</meta:editing-duration>
    <meta:editing-cycles>8</meta:editing-cycles>
    <dc:date>2012-02-19T06:38:10</dc:date>
    <dc:creator>Mark Veltzer</dc:creator>
    <meta:generator>LibreOffice/3.4$Linux LibreOffice_project/340m1$Build-402</meta:generator>
    <meta:document-statistic meta:object-count="295"/>
  </office:meta>
</office:document-meta>
</file>